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 style:data-style-name="N2" text:time-value="22:33:57.7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12T22:45:38.481000000</dc:date>
    <meta:editing-duration>P1DT10H52M50S</meta:editing-duration>
    <meta:editing-cycles>665</meta:editing-cycles>
    <meta:document-statistic meta:table-count="1" meta:cell-count="3291" meta:object-count="0"/>
  </office:meta>
</office:document-meta>
</file>